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53cc" officeooo:paragraph-rsid="000453cc"/>
    </style:style>
    <style:style style:name="P2" style:family="paragraph" style:parent-style-name="Standard">
      <style:text-properties officeooo:paragraph-rsid="000453cc"/>
    </style:style>
    <style:style style:name="P3" style:family="paragraph" style:parent-style-name="Standard">
      <style:text-properties fo:font-weight="bold" officeooo:rsid="000453cc" officeooo:paragraph-rsid="000453cc" style:font-weight-asian="bold" style:font-weight-complex="bold"/>
    </style:style>
    <style:style style:name="P4" style:family="paragraph" style:parent-style-name="Standard">
      <style:text-properties officeooo:paragraph-rsid="000c9b74"/>
    </style:style>
    <style:style style:name="P5" style:family="paragraph" style:parent-style-name="Standard">
      <style:text-properties fo:font-style="normal" fo:font-weight="bold" officeooo:rsid="0012391c" officeooo:paragraph-rsid="0012391c" style:font-style-asian="normal" style:font-weight-asian="bold" style:font-style-complex="normal" style:font-weight-complex="bold"/>
    </style:style>
    <style:style style:name="T1" style:family="text">
      <style:text-properties officeooo:rsid="000453cc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453cc" style:font-weight-asian="bold" style:font-weight-complex="bold"/>
    </style:style>
    <style:style style:name="T5" style:family="text">
      <style:text-properties fo:font-variant="normal" fo:text-transform="none" fo:color="#222222" style:font-name="Arial" fo:font-size="12pt" fo:letter-spacing="normal"/>
    </style:style>
    <style:style style:name="T6" style:family="text">
      <style:text-properties fo:font-variant="normal" fo:text-transform="none" fo:color="#222222" style:font-name="Arial" fo:font-size="12pt" fo:letter-spacing="normal" fo:font-style="normal"/>
    </style:style>
    <style:style style:name="T7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8" style:family="text">
      <style:text-properties fo:font-variant="normal" fo:text-transform="none" fo:color="#222222" style:font-name="Arial" fo:font-size="12pt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222222" style:font-name="Arial" fo:font-size="12pt" fo:letter-spacing="normal" fo:font-style="normal" fo:font-weight="normal" officeooo:rsid="0004d7eb" style:font-weight-asian="normal" style:font-weight-complex="normal"/>
    </style:style>
    <style:style style:name="T10" style:family="text">
      <style:text-properties fo:font-variant="normal" fo:text-transform="none" fo:color="#222222" style:font-name="Arial" fo:font-size="12pt" fo:letter-spacing="normal" fo:font-style="normal" fo:font-weight="normal" officeooo:rsid="0005b642" style:font-weight-asian="normal" style:font-weight-complex="normal"/>
    </style:style>
    <style:style style:name="T11" style:family="text">
      <style:text-properties fo:font-variant="normal" fo:text-transform="none" fo:color="#222222" style:font-name="Arial" fo:font-size="12pt" fo:letter-spacing="normal" fo:font-style="normal" fo:font-weight="normal" officeooo:rsid="00067cd4" style:font-weight-asian="normal" style:font-weight-complex="normal"/>
    </style:style>
    <style:style style:name="T12" style:family="text">
      <style:text-properties fo:font-variant="normal" fo:text-transform="none" fo:color="#222222" style:font-name="Arial" fo:font-size="12pt" fo:letter-spacing="normal" fo:font-style="normal" fo:font-weight="normal" officeooo:rsid="00068c3e" style:font-weight-asian="normal" style:font-weight-complex="normal"/>
    </style:style>
    <style:style style:name="T13" style:family="text">
      <style:text-properties fo:font-variant="normal" fo:text-transform="none" fo:color="#222222" style:font-name="Arial" fo:font-size="12pt" fo:letter-spacing="normal" fo:font-style="normal" fo:font-weight="normal" officeooo:rsid="0006ca53" style:font-weight-asian="normal" style:font-weight-complex="normal"/>
    </style:style>
    <style:style style:name="T14" style:family="text">
      <style:text-properties fo:font-variant="normal" fo:text-transform="none" fo:color="#222222" style:font-name="Arial" fo:font-size="12pt" fo:letter-spacing="normal" fo:font-style="normal" fo:font-weight="normal" officeooo:rsid="00084af2" style:font-weight-asian="normal" style:font-weight-complex="normal"/>
    </style:style>
    <style:style style:name="T15" style:family="text">
      <style:text-properties fo:font-variant="normal" fo:text-transform="none" fo:color="#222222" style:font-name="Arial" fo:font-size="12pt" fo:letter-spacing="normal" fo:font-style="normal" fo:font-weight="normal" officeooo:rsid="0008ee4b" style:font-weight-asian="normal" style:font-weight-complex="normal"/>
    </style:style>
    <style:style style:name="T16" style:family="text">
      <style:text-properties fo:font-variant="normal" fo:text-transform="none" fo:color="#222222" style:font-name="Arial" fo:font-size="12pt" fo:letter-spacing="normal" fo:font-style="normal" fo:font-weight="normal" officeooo:rsid="000a7257" style:font-weight-asian="normal" style:font-weight-complex="normal"/>
    </style:style>
    <style:style style:name="T17" style:family="text">
      <style:text-properties fo:font-variant="normal" fo:text-transform="none" fo:color="#222222" style:font-name="Arial" fo:font-size="12pt" fo:letter-spacing="normal" fo:font-style="normal" fo:font-weight="normal" officeooo:rsid="000b7bdc" style:font-weight-asian="normal" style:font-weight-complex="normal"/>
    </style:style>
    <style:style style:name="T18" style:family="text">
      <style:text-properties fo:font-variant="normal" fo:text-transform="none" fo:color="#222222" style:font-name="Arial" fo:font-size="12pt" fo:letter-spacing="normal" fo:font-style="normal" fo:font-weight="normal" officeooo:rsid="000c9b74" style:font-weight-asian="normal" style:font-weight-complex="normal"/>
    </style:style>
    <style:style style:name="T19" style:family="text">
      <style:text-properties fo:font-variant="normal" fo:text-transform="none" fo:color="#222222" style:font-name="Arial" fo:font-size="12pt" fo:letter-spacing="normal" fo:font-style="normal" fo:font-weight="normal" officeooo:rsid="000e550b" style:font-weight-asian="normal" style:font-weight-complex="normal"/>
    </style:style>
    <style:style style:name="T20" style:family="text">
      <style:text-properties fo:font-variant="normal" fo:text-transform="none" fo:color="#222222" style:font-name="Arial" fo:font-size="12pt" fo:letter-spacing="normal" fo:font-style="normal" fo:font-weight="normal" officeooo:rsid="000fd1b1" style:font-weight-asian="normal" style:font-weight-complex="normal"/>
    </style:style>
    <style:style style:name="T21" style:family="text">
      <style:text-properties fo:font-variant="normal" fo:text-transform="none" fo:color="#222222" style:font-name="Arial" fo:font-size="12pt" fo:letter-spacing="normal" fo:font-style="normal" fo:font-weight="normal" officeooo:rsid="0010a939" style:font-weight-asian="normal" style:font-weight-complex="normal"/>
    </style:style>
    <style:style style:name="T22" style:family="text">
      <style:text-properties fo:font-variant="normal" fo:text-transform="none" fo:color="#222222" style:font-name="Arial" fo:font-size="12pt" fo:letter-spacing="normal" fo:font-style="normal" officeooo:rsid="0004d7eb"/>
    </style:style>
    <style:style style:name="T23" style:family="text">
      <style:text-properties fo:font-variant="normal" fo:text-transform="none" fo:color="#222222" style:font-name="Arial" fo:font-size="12pt" fo:letter-spacing="normal" fo:font-weight="normal" style:font-weight-asian="normal" style:font-weight-complex="normal"/>
    </style:style>
    <style:style style:name="T24" style:family="text">
      <style:text-properties fo:font-variant="normal" fo:text-transform="none" fo:color="#222222" style:font-name="Arial" fo:font-size="12pt" fo:letter-spacing="normal" fo:font-weight="normal" officeooo:rsid="000b7bdc" style:font-weight-asian="normal" style:font-weight-complex="normal"/>
    </style:style>
    <style:style style:name="T25" style:family="text">
      <style:text-properties fo:font-variant="normal" fo:text-transform="none" fo:color="#222222" style:font-name="Arial" fo:font-size="12pt" fo:letter-spacing="normal" officeooo:rsid="000b7bdc"/>
    </style:style>
    <style:style style:name="T26" style:family="text">
      <style:text-properties fo:font-variant="normal" fo:text-transform="none" fo:color="#222222" style:font-name="Arial" fo:font-size="12pt" fo:letter-spacing="normal" fo:font-weight="bold" style:font-weight-asian="bold" style:font-weight-complex="bold"/>
    </style:style>
    <style:style style:name="T27" style:family="text">
      <style:text-properties fo:font-variant="normal" fo:text-transform="none" fo:color="#222222" style:font-name="Arial" fo:font-size="12pt" fo:letter-spacing="normal" officeooo:rsid="0013c1e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pan text:style-name="T3">Autor: </text:span><text:span text:style-name="T2">Jakub Kordel</text:span></text:p>
      <text:p text:style-name="P1"/>
      <text:p text:style-name="P2"><text:span text:style-name="T4">Polecenie projektu:</text:span><text:span text:style-name="T1"> </text:span><text:span text:style-name="T7">Proszę napisać program realizujący grę pacman, z wykorzystujaniem bibliotek graficznych (ma to być program "okienkowy"). Do programu należy dołączyć pełną dokumentację projektu. W implementacji projektu należy wykorzystać dziedziczenie, funkcje wirtualne, obsługę wyjątków.</text:span></text:p>
      <text:p text:style-name="P2"><text:span text:style-name="T7"/></text:p>
      <text:p text:style-name="P3"><text:span text:style-name="T6">Sposób rozwiązania</text:span></text:p>
      <text:p text:style-name="P3"><text:span text:style-name="T6"/></text:p>
      <text:p text:style-name="P4"><text:span text:style-name="T9"><text:tab/>Grę pacman ( </text:span><text:a xlink:type="simple" xlink:href="https://pl.wikipedia.org/wiki/Pac-Man" text:style-name="Internet_20_link" text:visited-style-name="Visited_20_Internet_20_Link">https://pl.wikipedia.org/wiki/Pac-Man</text:a><text:span text:style-name="T9"> ) napisałem w języku C++ przy użyciu darmowej biblioteki SFML ( </text:span><text:a xlink:type="simple" xlink:href="https://www.sfml-dev.org/" text:style-name="Internet_20_link" text:visited-style-name="Visited_20_Internet_20_Link">https://www.sfml-dev.org/</text:a><text:span text:style-name="T6"> </text:span><text:span text:style-name="T22">).</text:span><text:span text:style-name="T9"> </text:span></text:p>
      <text:p text:style-name="P4"><text:span text:style-name="T9"><text:tab/>Głównym problemem było zaprojektowanie systemu poruszania </text:span><text:span text:style-name="T10">się obiektów ( </text:span><text:span text:style-name="T17">tzn. </text:span><text:span text:style-name="T10">gracza oraz czterech duszków ) <text:s/>w tunelach. W moim rozwiązaniu tunele reprezentowane są za pomocą </text:span><text:span text:style-name="T11">sieci </text:span><text:span text:style-name="T10">‘węzłów’, </text:span><text:span text:style-name="T11">czyli określonych punktów na mapie</text:span><text:span text:style-name="T10">. </text:span><text:span text:style-name="T14">Obiekty poruszają się od węzła do węzła </text:span><text:span text:style-name="T10"><text:s/></text:span><text:span text:style-name="T12">Każdy węzeł przechowuje informacje o czterech sąsiadujących węzłach </text:span><text:span text:style-name="T13">( lewy i prawy sąsiad w linii poziomej</text:span><text:span text:style-name="T12">, </text:span><text:span text:style-name="T13">górny i dolny sąsiad w linii pionowej ). Sąsiedzi rozmieszczeni są w stałych odległościach. </text:span><text:span text:style-name="T14">Każdy poruszający się obiekt posiada informacje </text:span><text:span text:style-name="T15">o ostatnim węźle, w którym się znajdował. W każdej klatce gry sprawdzane jest czy obiekt znalazł się w którymś z sąsiadów ostatniego węzła </text:span><text:span text:style-name="T16">(Aby dać możliwość zawracania obiektom w dowolnym momencie, sprawdzane jest </text:span><text:span text:style-name="T17">również</text:span><text:span text:style-name="T16"> czy obiekt nie wrócił do ostatniego węzła) </text:span><text:span text:style-name="T15">. Jeśli obiekt znalazł się w nowym węźle, </text:span><text:span text:style-name="T16">ma </text:span><text:span text:style-name="T19">on </text:span><text:span text:style-name="T16">możliwość wybrania </text:span><text:span text:style-name="T17">któregoś z </text:span><text:span text:style-name="T18">dostępnych</text:span><text:span text:style-name="T17"> kierunków </text:span><text:span text:style-name="T16">do dalszego poruszania. Jeśli węzeł nie posiada sąsiada w którymś z kierunków, oznacza to, że </text:span><text:span text:style-name="T18">niedostępn</text:span><text:span text:style-name="T16">e jest wyjście </text:span><text:span text:style-name="T17">obiektu</text:span><text:span text:style-name="T16"> z tego węzła w tym kierunku ( </text:span><text:span text:style-name="T17">obiekt napotyka na ści</text:span><text:span text:style-name="T18">anę</text:span><text:span text:style-name="T17"> tunelu</text:span><text:span text:style-name="T16"> ). </text:span><text:span text:style-name="T17">Takie rozwiązanie umożliwi</text:span><text:span text:style-name="T18">ło</text:span><text:span text:style-name="T17"> proste wygenerowanie planszy gry </text:span><text:span text:style-name="T18">( sieci węzłów )</text:span><text:span text:style-name="T17"> na podstawie tablicy dwuwymiarowej. </text:span></text:p>
      <text:p text:style-name="P4"><text:span text:style-name="T18"><text:tab/>Obiekty w grze mogą poruszać się z różnymi prędkościami( zmieni</text:span><text:span text:style-name="T20">aj</text:span><text:span text:style-name="T21">ą</text:span><text:span text:style-name="T18"> swoje położenie, w każdej klatce gry, o rożną ilość pikseli ). Z tego powodu, </text:span><text:span text:style-name="T19">wielkość </text:span><text:span text:style-name="T18">obszar</text:span><text:span text:style-name="T19">u</text:span><text:span text:style-name="T18"> sprawdzania czy obiekt znalaz</text:span><text:span text:style-name="T19">ł się w węźle jest zależny od wartości prędkości obiektu. Inaczej obiekt mógłby przeskoczyć węzeł, co skutkowałoby wyjściem </text:span><text:span text:style-name="T21">obiektu </text:span><text:span text:style-name="T19">poza mapę. </text:span><text:span text:style-name="T20">Gdy obiekt ‘wchodzi do węzła’ jego pozycja korygowana jest do środka węzła, aby po zmianie kierunku obiekt poruszał się zawsze po tej samej linii. Jako, że węzły ustawione </text:span><text:span text:style-name="T21">są </text:span><text:span text:style-name="T20">rzadko w porównaniu do wartości prędkości obiektów, korygowanie </text:span><text:span text:style-name="T21">j</text:span><text:span text:style-name="T20">est niezauważalne. <text:s/></text:span></text:p>
      <text:p text:style-name="P4"><text:span text:style-name="T17"/></text:p>
      <text:p text:style-name="P4"><text:span text:style-name="T17"/></text:p>
      <text:p text:style-name="P5"><text:span text:style-name="T25">O</text:span><text:span text:style-name="T5">pis implementac</text:span><text:span text:style-name="T27">ji</text:span></text:p>
      <text:p text:style-name="P5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4:22:25.153552344</meta:creation-date>
    <dc:date>2019-06-05T21:12:39.005169004</dc:date>
    <meta:editing-duration>PT1H50M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7" meta:word-count="326" meta:character-count="2279" meta:non-whitespace-character-count="1951"/>
  </office:meta>
</office:document-meta>
</file>